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ingLiU" svg:font-family="MingLiU" style:font-family-generic="modern"/>
    <style:font-face style:name="細明體" svg:font-family="細明體" style:font-family-generic="modern"/>
    <style:font-face style:name="Microsoft JhengHei" svg:font-family="'Microsoft JhengHe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2.170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5252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5252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/>
          <table:table-cell table:style-name="ce9" office:value-type="string" calcext:value-type="string">
            <text:p>害蟲</text:p>
          </table:table-cell>
          <table:table-cell table:style-name="ce9" office:value-type="string" calcext:value-type="string">
            <text:p>資材</text:p>
          </table:table-cell>
          <table:table-cell table:style-name="ce9" office:value-type="string" calcext:value-type="string">
            <text:p>商品名</text:p>
          </table:table-cell>
          <table:table-cell table:style-name="ce9" office:value-type="string" calcext:value-type="string">
            <text:p>登記編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0" office:value-type="string" calcext:value-type="string">
            <text:p>驅百蟲苦楝油</text:p>
          </table:table-cell>
          <table:table-cell table:style-name="ce28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驅百蟲苦楝油</text:p>
          </table:table-cell>
          <table:table-cell table:style-name="ce29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</text:p>
          </table:table-cell>
          <table:table-cell table:style-name="ce29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(PARKER NEEM OIL)</text:p>
          </table:table-cell>
          <table:table-cell table:style-name="ce29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祥好苦楝油</text:p>
          </table:table-cell>
          <table:table-cell table:style-name="ce29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佑精</text:p>
          </table:table-cell>
          <table:table-cell table:style-name="ce29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好力富苦楝油</text:p>
          </table:table-cell>
          <table:table-cell table:style-name="ce29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卡放心</text:p>
          </table:table-cell>
          <table:table-cell table:style-name="ce29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源動綠</text:p>
          </table:table-cell>
          <table:table-cell table:style-name="ce29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友苦楝油</text:p>
          </table:table-cell>
          <table:table-cell table:style-name="ce29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帕克百寶水溶性苦楝油</text:p>
          </table:table-cell>
          <table:table-cell table:style-name="ce29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水溶性苦楝油</text:p>
          </table:table-cell>
          <table:table-cell table:style-name="ce29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有夠讚（苦楝油）乳劑</text:p>
          </table:table-cell>
          <table:table-cell table:style-name="ce29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滿歌頌（苦楝油）乳劑</text:p>
          </table:table-cell>
          <table:table-cell table:style-name="ce29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</text:p>
          </table:table-cell>
          <table:table-cell table:style-name="ce29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家順-青薌苦楝油</text:p>
          </table:table-cell>
          <table:table-cell table:style-name="ce29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金力駭</text:p>
          </table:table-cell>
          <table:table-cell table:style-name="ce29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通克</text:p>
            <text:p> 蟲</text:p>
          </table:table-cell>
          <table:table-cell table:style-name="ce29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2</text:p>
          </table:table-cell>
          <table:table-cell table:style-name="ce29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禪益苦楝油 94</text:p>
          </table:table-cell>
          <table:table-cell table:style-name="ce29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精油</text:p>
          </table:table-cell>
          <table:table-cell table:style-name="ce29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方位苦楝油</text:p>
          </table:table-cell>
          <table:table-cell table:style-name="ce29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青山苦楝油</text:p>
          </table:table-cell>
          <table:table-cell table:style-name="ce29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護佑精</text:p>
          </table:table-cell>
          <table:table-cell table:style-name="ce29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靈</text:p>
          </table:table-cell>
          <table:table-cell table:style-name="ce29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讚</text:p>
          </table:table-cell>
          <table:table-cell table:style-name="ce29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克蟲</text:p>
          </table:table-cell>
          <table:table-cell table:style-name="ce29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季新牌乳化苦楝油-尼克</text:p>
            <text:p> 蟲</text:p>
          </table:table-cell>
          <table:table-cell table:style-name="ce29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屠蟲刀苦楝油</text:p>
          </table:table-cell>
          <table:table-cell table:style-name="ce29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特美 3 號</text:p>
          </table:table-cell>
          <table:table-cell table:style-name="ce29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福壽牌苦楝油</text:p>
          </table:table-cell>
          <table:table-cell table:style-name="ce29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蔬菜之家</text:p>
          </table:table-cell>
          <table:table-cell table:style-name="ce29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田園寶 3 號</text:p>
          </table:table-cell>
          <table:table-cell table:style-name="ce29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聯安苦楝精</text:p>
          </table:table-cell>
          <table:table-cell table:style-name="ce29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藝家-優楝素</text:p>
          </table:table-cell>
          <table:table-cell table:style-name="ce29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立農-苦楝油</text:p>
          </table:table-cell>
          <table:table-cell table:style-name="ce29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台速速保富</text:p>
          </table:table-cell>
          <table:table-cell table:style-name="ce29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楝油 88%乳劑</text:p>
          </table:table-cell>
          <table:table-cell table:style-name="ce29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禾力安苦楝油</text:p>
          </table:table-cell>
          <table:table-cell table:style-name="ce29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楝無蟲</text:p>
          </table:table-cell>
          <table:table-cell table:style-name="ce29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蟎火大</text:p>
          </table:table-cell>
          <table:table-cell table:style-name="ce29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巨聖 GTS-水溶性苦楝油</text:p>
          </table:table-cell>
          <table:table-cell table:style-name="ce29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春元-綠壯</text:p>
          </table:table-cell>
          <table:table-cell table:style-name="ce29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農夫樂苦楝油</text:p>
          </table:table-cell>
          <table:table-cell table:style-name="ce29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油夠好用</text:p>
          </table:table-cell>
          <table:table-cell table:style-name="ce29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益農牌-苦楝油</text:p>
          </table:table-cell>
          <table:table-cell table:style-name="ce29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長勇苦楝油</text:p>
          </table:table-cell>
          <table:table-cell table:style-name="ce29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鈣苦</text:p>
          </table:table-cell>
          <table:table-cell table:style-name="ce29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無毒由我</text:p>
          </table:table-cell>
          <table:table-cell table:style-name="ce29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寶苦楝油</text:p>
          </table:table-cell>
          <table:table-cell table:style-name="ce29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綠萊特-好無比 GLT-1</text:p>
          </table:table-cell>
          <table:table-cell table:style-name="ce29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蟲得苦 94</text:p>
          </table:table-cell>
          <table:table-cell table:style-name="ce29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盡甘來</text:p>
          </table:table-cell>
          <table:table-cell table:style-name="ce29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沅渼亦安克</text:p>
          </table:table-cell>
          <table:table-cell table:style-name="ce29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楛煉精</text:p>
          </table:table-cell>
          <table:table-cell table:style-name="ce29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全都淨</text:p>
          </table:table-cell>
          <table:table-cell table:style-name="ce29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鈣速喜</text:p>
          </table:table-cell>
          <table:table-cell table:style-name="ce29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富農-苦楝油</text:p>
          </table:table-cell>
          <table:table-cell table:style-name="ce29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1苦楝油</text:p>
          </table:table-cell>
          <table:table-cell table:style-name="ce21" office:value-type="string" calcext:value-type="string">
            <text:p>一路順完配洗蟲液</text:p>
          </table:table-cell>
          <table:table-cell table:style-name="ce29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0" office:value-type="string" calcext:value-type="string">
            <text:p>矽藻土（Maidenwell Diatomite）</text:p>
          </table:table-cell>
          <table:table-cell table:style-name="ce28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</text:p>
            <text:p>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瓜實蠅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植食性瓢蟲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藻土（Maidenwell Diatomite）</text:p>
          </table:table-cell>
          <table:table-cell table:style-name="ce29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達特靈天然有機殺蟲劑</text:p>
          </table:table-cell>
          <table:table-cell table:style-name="ce29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農友矽藻素（環保勝）</text:p>
          </table:table-cell>
          <table:table-cell table:style-name="ce29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純德牌蟲攏清</text:p>
          </table:table-cell>
          <table:table-cell table:style-name="ce29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DicaLite 太可愛</text:p>
          </table:table-cell>
          <table:table-cell table:style-name="ce29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-天然矽藻礦粉</text:p>
          </table:table-cell>
          <table:table-cell table:style-name="ce29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綠藝家 89%矽藻土</text:p>
          </table:table-cell>
          <table:table-cell table:style-name="ce29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P-G（Perma-Guard）天然有機驅蟲劑</text:p>
          </table:table-cell>
          <table:table-cell table:style-name="ce29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隆泰矽藻土</text:p>
          </table:table-cell>
          <table:table-cell table:style-name="ce29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美國 OMRI 有機認證全天然矽藻土物理性殺蟲劑</text:p>
          </table:table-cell>
          <table:table-cell table:style-name="ce29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巴馬格</text:p>
          </table:table-cell>
          <table:table-cell table:style-name="ce29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矽專家-Perma-Guard 矽藻土</text:p>
          </table:table-cell>
          <table:table-cell table:style-name="ce29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倍綠天然素</text:p>
          </table:table-cell>
          <table:table-cell table:style-name="ce29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好菌幫矽藻土</text:p>
          </table:table-cell>
          <table:table-cell table:style-name="ce29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超護 1 號（護凝矽）</text:p>
          </table:table-cell>
          <table:table-cell table:style-name="ce29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中茂三號</text:p>
          </table:table-cell>
          <table:table-cell table:style-name="ce29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護綠淨</text:p>
          </table:table-cell>
          <table:table-cell table:style-name="ce29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蟲光光</text:p>
          </table:table-cell>
          <table:table-cell table:style-name="ce29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威矽素</text:p>
          </table:table-cell>
          <table:table-cell table:style-name="ce29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松樹矽藻晶</text:p>
          </table:table-cell>
          <table:table-cell table:style-name="ce29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2矽藻土</text:p>
          </table:table-cell>
          <table:table-cell table:style-name="ce21" office:value-type="string" calcext:value-type="string">
            <text:p>原礦家農法粉劑</text:p>
          </table:table-cell>
          <table:table-cell table:style-name="ce29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0" office:value-type="string" calcext:value-type="string">
            <text:p>樂無線</text:p>
          </table:table-cell>
          <table:table-cell table:style-name="ce28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樂無線</text:p>
          </table:table-cell>
          <table:table-cell table:style-name="ce29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麥皂</text:p>
          </table:table-cell>
          <table:table-cell table:style-name="ce29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茶皂素</text:p>
          </table:table-cell>
          <table:table-cell table:style-name="ce29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特美 6 號</text:p>
          </table:table-cell>
          <table:table-cell table:style-name="ce29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永辰苦茶粕</text:p>
          </table:table-cell>
          <table:table-cell table:style-name="ce29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怕怕</text:p>
          </table:table-cell>
          <table:table-cell table:style-name="ce29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興農禾用</text:p>
          </table:table-cell>
          <table:table-cell table:style-name="ce29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超護 3 號(保植液)</text:p>
          </table:table-cell>
          <table:table-cell table:style-name="ce29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蟲乎清</text:p>
          </table:table-cell>
          <table:table-cell table:style-name="ce29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台速洗蝸精</text:p>
          </table:table-cell>
          <table:table-cell table:style-name="ce29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無蹤影</text:p>
          </table:table-cell>
          <table:table-cell table:style-name="ce29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避風頭</text:p>
          </table:table-cell>
          <table:table-cell table:style-name="ce29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神</text:p>
          </table:table-cell>
          <table:table-cell table:style-name="ce29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澄朗心苦茶籽萃取液</text:p>
          </table:table-cell>
          <table:table-cell table:style-name="ce29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螺不剩</text:p>
          </table:table-cell>
          <table:table-cell table:style-name="ce29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祝強茶皂素</text:p>
          </table:table-cell>
          <table:table-cell table:style-name="ce29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剉雷等</text:p>
          </table:table-cell>
          <table:table-cell table:style-name="ce29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益多-茶素精</text:p>
          </table:table-cell>
          <table:table-cell table:style-name="ce29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沅渼掰掰螺</text:p>
          </table:table-cell>
          <table:table-cell table:style-name="ce29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農好事-蒜辣皂精</text:p>
          </table:table-cell>
          <table:table-cell table:style-name="ce29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東生堂-防蟲精華劑</text:p>
          </table:table-cell>
          <table:table-cell table:style-name="ce29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苦苦露防護液</text:p>
          </table:table-cell>
          <table:table-cell table:style-name="ce29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喜來樂液</text:p>
          </table:table-cell>
          <table:table-cell table:style-name="ce29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綠葳</text:p>
          </table:table-cell>
          <table:table-cell table:style-name="ce29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金農友苦茶粕</text:p>
          </table:table-cell>
          <table:table-cell table:style-name="ce3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蝸蝓清</text:p>
          </table:table-cell>
          <table:table-cell table:style-name="ce29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群耕 螺避靈</text:p>
          </table:table-cell>
          <table:table-cell table:style-name="ce29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寶淨</text:p>
          </table:table-cell>
          <table:table-cell table:style-name="ce29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茶皂精</text:p>
          </table:table-cell>
          <table:table-cell table:style-name="ce29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3苦茶粕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4無患子</text:p>
          </table:table-cell>
          <table:table-cell table:style-name="ce20" office:value-type="string" calcext:value-type="string">
            <text:p>綠寶皂素</text:p>
          </table:table-cell>
          <table:table-cell table:style-name="ce28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綠寶皂素</text:p>
          </table:table-cell>
          <table:table-cell table:style-name="ce29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治螺素</text:p>
          </table:table-cell>
          <table:table-cell table:style-name="ce29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天王(無、油、藻、茶)驅蟲液</text:p>
          </table:table-cell>
          <table:table-cell table:style-name="ce29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4無患子</text:p>
          </table:table-cell>
          <table:table-cell table:style-name="ce21" office:value-type="string" calcext:value-type="string">
            <text:p>四大金剛全能防護液</text:p>
          </table:table-cell>
          <table:table-cell table:style-name="ce29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0" office:value-type="string" calcext:value-type="string">
            <text:p>刺剋-掃蟲</text:p>
          </table:table-cell>
          <table:table-cell table:style-name="ce28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番茄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甜菜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斜紋夜蛾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番茄斑潛蠅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切根蟲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刺剋-掃蟲</text:p>
          </table:table-cell>
          <table:table-cell table:style-name="ce29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尬哩炭吉(Acaritouch)</text:p>
          </table:table-cell>
          <table:table-cell table:style-name="ce29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惠益青無毒廣效蟲害防護劑</text:p>
          </table:table-cell>
          <table:table-cell table:style-name="ce29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優堡蟎蚜農皂素</text:p>
          </table:table-cell>
          <table:table-cell table:style-name="ce29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益多-農皂（insecticide soap）</text:p>
          </table:table-cell>
          <table:table-cell table:style-name="ce29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植物皂素</text:p>
          </table:table-cell>
          <table:table-cell table:style-name="ce29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南王百楝皂素</text:p>
          </table:table-cell>
          <table:table-cell table:style-name="ce29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益農牌-農皂</text:p>
          </table:table-cell>
          <table:table-cell table:style-name="ce29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生態博士</text:p>
          </table:table-cell>
          <table:table-cell table:style-name="ce29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葉子美-掃蟲</text:p>
          </table:table-cell>
          <table:table-cell table:style-name="ce29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綠寶脂肪酸鹽</text:p>
          </table:table-cell>
          <table:table-cell table:style-name="ce29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農博® 植物皂素</text:p>
          </table:table-cell>
          <table:table-cell table:style-name="ce29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新力淨-脂肪酸鹽類皂素</text:p>
          </table:table-cell>
          <table:table-cell table:style-name="ce29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蔬潔</text:p>
          </table:table-cell>
          <table:table-cell table:style-name="ce29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皂醋液</text:p>
          </table:table-cell>
          <table:table-cell table:style-name="ce29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矽專家-矽酸鉀皂</text:p>
          </table:table-cell>
          <table:table-cell table:style-name="ce29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5脂肪酸鹽類</text:p>
          </table:table-cell>
          <table:table-cell table:style-name="ce21" office:value-type="string" calcext:value-type="string">
            <text:p>微綠-密無露</text:p>
          </table:table-cell>
          <table:table-cell table:style-name="ce29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6高嶺石</text:p>
          </table:table-cell>
          <table:table-cell table:style-name="ce20" office:value-type="string" calcext:value-type="string">
            <text:p>防日罩</text:p>
          </table:table-cell>
          <table:table-cell table:style-name="ce31" office:value-type="string" calcext:value-type="string">
            <text:p>植保進字第00056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桿</text:p>
          </table:table-cell>
          <table:table-cell table:style-name="ce29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標</text:p>
          </table:table-cell>
          <table:table-cell table:style-name="ce29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威護寶</text:p>
          </table:table-cell>
          <table:table-cell table:style-name="ce29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薊馬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包果旺</text:p>
          </table:table-cell>
          <table:table-cell table:style-name="ce29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防日罩</text:p>
          </table:table-cell>
          <table:table-cell table:style-name="ce30" office:value-type="string" calcext:value-type="string">
            <text:p>植保進字第00056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桿</text:p>
          </table:table-cell>
          <table:table-cell table:style-name="ce29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標</text:p>
          </table:table-cell>
          <table:table-cell table:style-name="ce29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威護寶</text:p>
          </table:table-cell>
          <table:table-cell table:style-name="ce29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包果旺</text:p>
          </table:table-cell>
          <table:table-cell table:style-name="ce29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防日罩</text:p>
          </table:table-cell>
          <table:table-cell table:style-name="ce30" office:value-type="string" calcext:value-type="string">
            <text:p>植保進字第00056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桿</text:p>
          </table:table-cell>
          <table:table-cell table:style-name="ce29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標</text:p>
          </table:table-cell>
          <table:table-cell table:style-name="ce29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威護寶</text:p>
          </table:table-cell>
          <table:table-cell table:style-name="ce29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包果旺</text:p>
          </table:table-cell>
          <table:table-cell table:style-name="ce29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防日罩</text:p>
          </table:table-cell>
          <table:table-cell table:style-name="ce30" office:value-type="string" calcext:value-type="string">
            <text:p>植保進字第00056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桿</text:p>
          </table:table-cell>
          <table:table-cell table:style-name="ce29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標</text:p>
          </table:table-cell>
          <table:table-cell table:style-name="ce29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威護寶</text:p>
          </table:table-cell>
          <table:table-cell table:style-name="ce29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包果旺</text:p>
          </table:table-cell>
          <table:table-cell table:style-name="ce29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防日罩</text:p>
          </table:table-cell>
          <table:table-cell table:style-name="ce30" office:value-type="string" calcext:value-type="string">
            <text:p>植保進字第00056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桿</text:p>
          </table:table-cell>
          <table:table-cell table:style-name="ce29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松樹高標</text:p>
          </table:table-cell>
          <table:table-cell table:style-name="ce29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威護寶</text:p>
          </table:table-cell>
          <table:table-cell table:style-name="ce29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6高嶺石</text:p>
          </table:table-cell>
          <table:table-cell table:style-name="ce21" office:value-type="string" calcext:value-type="string">
            <text:p>包果旺</text:p>
          </table:table-cell>
          <table:table-cell table:style-name="ce29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7柑橘精油類</text:p>
          </table:table-cell>
          <table:table-cell table:style-name="ce20" office:value-type="string" calcext:value-type="string">
            <text:p>金桔力</text:p>
          </table:table-cell>
          <table:table-cell table:style-name="ce28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蚜蟲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桔力</text:p>
          </table:table-cell>
          <table:table-cell table:style-name="ce29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銀葉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桔力</text:p>
          </table:table-cell>
          <table:table-cell table:style-name="ce29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粉蝨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桔力</text:p>
          </table:table-cell>
          <table:table-cell table:style-name="ce29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葉蟎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桔力</text:p>
          </table:table-cell>
          <table:table-cell table:style-name="ce29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細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桔力</text:p>
          </table:table-cell>
          <table:table-cell table:style-name="ce29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威得喜</text:p>
          </table:table-cell>
          <table:table-cell table:style-name="ce29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金疏福</text:p>
          </table:table-cell>
          <table:table-cell table:style-name="ce29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六和好橙績</text:p>
          </table:table-cell>
          <table:table-cell table:style-name="ce29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銹螨類</text:p>
          </table:table-cell>
          <table:table-cell table:style-name="ce10" office:value-type="string" calcext:value-type="string">
            <text:p>7柑橘精油類</text:p>
          </table:table-cell>
          <table:table-cell table:style-name="ce21" office:value-type="string" calcext:value-type="string">
            <text:p>收橙好</text:p>
          </table:table-cell>
          <table:table-cell table:style-name="ce29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甜菜夜蛾</text:p>
          </table:table-cell>
          <table:table-cell table:style-name="ce16" office:value-type="string" calcext:value-type="string">
            <text:p>8食品細項</text:p>
          </table:table-cell>
          <table:table-cell table:style-name="ce12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薊馬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青山辣椒液</text:p>
          </table:table-cell>
          <table:table-cell table:style-name="ce10" office:value-type="string" calcext:value-type="string">
            <text:p>植保進字第</text:p>
            <text:p>00052 號</text:p>
          </table:table-cell>
          <table:table-cell table:number-columns-repeated="5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薊馬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</table:table-cell>
          <table:table-cell table:number-columns-repeated="5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薊馬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聯安全安心</text:p>
          </table:table-cell>
          <table:table-cell table:style-name="ce10" office:value-type="string" calcext:value-type="string">
            <text:p>00001 號</text:p>
          </table:table-cell>
          <table:table-cell table:number-columns-repeated="5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蚜蟲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青山辣椒液</text:p>
          </table:table-cell>
          <table:table-cell table:style-name="ce10" office:value-type="string" calcext:value-type="string">
            <text:p>植保進字第</text:p>
            <text:p>00052 號</text:p>
          </table:table-cell>
          <table:table-cell table:number-columns-repeated="5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蚜蟲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  <text:p>00001 號</text:p>
          </table:table-cell>
          <table:table-cell table:number-columns-repeated="5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蚜蟲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粉蝨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  <text:p>00001 號</text:p>
          </table:table-cell>
          <table:table-cell table:number-columns-repeated="5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粉蝨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葉蟎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哈帕油</text:p>
          </table:table-cell>
          <table:table-cell table:style-name="ce10" office:value-type="string" calcext:value-type="string">
            <text:p>植保進字第</text:p>
            <text:p>00050 號</text:p>
          </table:table-cell>
          <table:table-cell table:number-columns-repeated="5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葉蟎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青山辣椒液</text:p>
          </table:table-cell>
          <table:table-cell table:style-name="ce10" office:value-type="string" calcext:value-type="string">
            <text:p>植保進字第</text:p>
            <text:p>00052 號</text:p>
          </table:table-cell>
          <table:table-cell table:number-columns-repeated="5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葉蟎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  <text:p>00001 號</text:p>
          </table:table-cell>
          <table:table-cell table:number-columns-repeated="5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葉蟎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細螨類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哈帕油</text:p>
          </table:table-cell>
          <table:table-cell table:style-name="ce10" office:value-type="string" calcext:value-type="string">
            <text:p>植保進字第</text:p>
            <text:p>00050 號</text:p>
          </table:table-cell>
          <table:table-cell table:number-columns-repeated="5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細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青山辣椒液</text:p>
          </table:table-cell>
          <table:table-cell table:style-name="ce10" office:value-type="string" calcext:value-type="string">
            <text:p/>
            <text:p>植保進字第</text:p>
            <text:p>00052 號</text:p>
          </table:table-cell>
          <table:table-cell table:number-columns-repeated="5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細螨類</text:p>
          </table:table-cell>
          <table:table-cell table:style-name="ce16" office:value-type="string" calcext:value-type="string">
            <text:p>8食品細項</text:p>
          </table:table-cell>
          <table:table-cell table:style-name="ce13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  <text:p>00001 號</text:p>
          </table:table-cell>
          <table:table-cell table:number-columns-repeated="5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細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銹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哈帕油</text:p>
          </table:table-cell>
          <table:table-cell table:style-name="ce10" office:value-type="string" calcext:value-type="string">
            <text:p>植保進字第</text:p>
            <text:p>00050 號</text:p>
          </table:table-cell>
          <table:table-cell table:number-columns-repeated="5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銹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青山辣椒液</text:p>
          </table:table-cell>
          <table:table-cell table:style-name="ce10" office:value-type="string" calcext:value-type="string">
            <text:p>植保進字第</text:p>
            <text:p>00052 號</text:p>
          </table:table-cell>
          <table:table-cell table:number-columns-repeated="5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銹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惠益青無毒廣效蟲害防護劑</text:p>
          </table:table-cell>
          <table:table-cell table:style-name="ce10" office:value-type="string" calcext:value-type="string">
            <text:p>植保製字第</text:p>
            <text:p>00001 號</text:p>
          </table:table-cell>
          <table:table-cell table:number-columns-repeated="5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銹螨類</text:p>
          </table:table-cell>
          <table:table-cell table:style-name="ce16" office:value-type="string" calcext:value-type="string">
            <text:p>8食品細項</text:p>
          </table:table-cell>
          <table:table-cell table:style-name="ce14" office:value-type="string" calcext:value-type="string">
            <text:p>聯安全安心</text:p>
          </table:table-cell>
          <table:table-cell table:style-name="ce10" office:value-type="string" calcext:value-type="string">
            <text:p>植保製字第</text:p>
            <text:p>00035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2" office:value-type="string" calcext:value-type="string">
            <text:p>哈帕油</text:p>
          </table:table-cell>
          <table:table-cell table:style-name="ce32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哈帕油</text:p>
          </table:table-cell>
          <table:table-cell table:style-name="ce34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哈帕油</text:p>
          </table:table-cell>
          <table:table-cell table:style-name="ce34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哈帕油</text:p>
          </table:table-cell>
          <table:table-cell table:style-name="ce34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哈帕油</text:p>
          </table:table-cell>
          <table:table-cell table:style-name="ce34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哈帕油</text:p>
          </table:table-cell>
          <table:table-cell table:style-name="ce34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田園樂</text:p>
          </table:table-cell>
          <table:table-cell table:style-name="ce33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世多樂-樂透寶</text:p>
          </table:table-cell>
          <table:table-cell table:style-name="ce33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蔬福油 SUFFOIL</text:p>
          </table:table-cell>
          <table:table-cell table:style-name="ce33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菲尚讚</text:p>
          </table:table-cell>
          <table:table-cell table:style-name="ce33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保濕傑</text:p>
          </table:table-cell>
          <table:table-cell table:style-name="ce33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好用</text:p>
          </table:table-cell>
          <table:table-cell table:style-name="ce33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良農葵克立</text:p>
          </table:table-cell>
          <table:table-cell table:style-name="ce34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地球村葵無露</text:p>
          </table:table-cell>
          <table:table-cell table:style-name="ce33" office:value-type="string" calcext:value-type="string">
            <text:p>植保製字第00042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巨聖 GTS-水溶性葵花精</text:p>
            <text:p> 露</text:p>
          </table:table-cell>
          <table:table-cell table:style-name="ce33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聯安葵花寶</text:p>
          </table:table-cell>
          <table:table-cell table:style-name="ce33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金健康 6 號</text:p>
          </table:table-cell>
          <table:table-cell table:style-name="ce33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油露安</text:p>
          </table:table-cell>
          <table:table-cell table:style-name="ce34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葵剋蟲</text:p>
          </table:table-cell>
          <table:table-cell table:style-name="ce34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園</text:p>
          </table:table-cell>
          <table:table-cell table:style-name="ce33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葵伏蟲</text:p>
          </table:table-cell>
          <table:table-cell table:style-name="ce33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作物油</text:p>
          </table:table-cell>
          <table:table-cell table:style-name="ce33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1 號-奈米級葵花油</text:p>
            <text:p> 乳劑</text:p>
          </table:table-cell>
          <table:table-cell table:style-name="ce33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淨露 2 號-奈米級葵花油乳劑</text:p>
          </table:table-cell>
          <table:table-cell table:style-name="ce33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黏膜劑</text:p>
          </table:table-cell>
          <table:table-cell table:style-name="ce33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奕葳</text:p>
          </table:table-cell>
          <table:table-cell table:style-name="ce33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泰沒蟎</text:p>
          </table:table-cell>
          <table:table-cell table:style-name="ce34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保</text:p>
          </table:table-cell>
          <table:table-cell table:style-name="ce33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美滿</text:p>
          </table:table-cell>
          <table:table-cell table:style-name="ce33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植物被膜劑</text:p>
          </table:table-cell>
          <table:table-cell table:style-name="ce33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寶植物油</text:p>
          </table:table-cell>
          <table:table-cell table:style-name="ce33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東生堂-防蟲精華劑</text:p>
          </table:table-cell>
          <table:table-cell table:style-name="ce3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4" office:value-type="string" calcext:value-type="string">
            <text:p>苦苦露防護液</text:p>
          </table:table-cell>
          <table:table-cell table:style-name="ce34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沅渼淨符</text:p>
          </table:table-cell>
          <table:table-cell table:style-name="ce33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喜來樂液</text:p>
          </table:table-cell>
          <table:table-cell table:style-name="ce3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8食品細項</text:p>
          </table:table-cell>
          <table:table-cell table:style-name="ce23" office:value-type="string" calcext:value-type="string">
            <text:p>綠葳</text:p>
          </table:table-cell>
          <table:table-cell table:style-name="ce3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5"/>
          <table:table-cell table:style-name="ce17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美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龍燈精鏈油</text:p>
          </table:table-cell>
          <table:table-cell table:style-name="ce17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好果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旺果油</text:p>
          </table:table-cell>
          <table:table-cell table:style-name="ce17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7" office:value-type="string" calcext:value-type="string">
            <text:p>惠光夏油</text:p>
          </table:table-cell>
          <table:table-cell table:style-name="ce18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7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6" office:value-type="string" calcext:value-type="string">
            <text:p>富農夏油</text:p>
          </table:table-cell>
          <table:table-cell table:style-name="ce17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8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25"/>
          <table:table-cell table:style-name="ce18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8" office:value-type="string" calcext:value-type="string">
            <text:p>石灰硫磺合劑</text:p>
          </table:table-cell>
          <table:table-cell table:style-name="ce8" table:number-columns-repeated="2"/>
          <table:table-cell table:number-columns-repeated="59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8" office:value-type="string" calcext:value-type="string">
            <text:p>石灰硫磺合劑</text:p>
          </table:table-cell>
          <table:table-cell table:style-name="ce8" table:number-columns-repeated="2"/>
          <table:table-cell table:number-columns-repeated="59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8" office:value-type="string" calcext:value-type="string">
            <text:p>石灰硫磺合劑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薊馬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蚜蟲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銀葉粉蝨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粉蝨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葉蟎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細螨類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銹螨類</text:p>
          </table:table-cell>
          <table:table-cell table:style-name="ce19" office:value-type="string" calcext:value-type="string">
            <text:p>窄域油</text:p>
          </table:table-cell>
          <table:table-cell table:style-name="ce8" table:number-columns-repeated="2"/>
          <table:table-cell table:number-columns-repeated="59"/>
        </table:table-row>
        <table:table-row table:style-name="ro4" table:number-rows-repeated="920">
          <table:table-cell table:style-name="ce8" table:number-columns-repeated="5"/>
          <table:table-cell table:number-columns-repeated="59"/>
        </table:table-row>
        <table:table-row table:style-name="ro1" table:number-rows-repeated="10456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ingLiU" svg:font-family="MingLiU" style:font-family-generic="modern"/>
    <style:font-face style:name="細明體" svg:font-family="細明體" style:font-family-generic="modern"/>
    <style:font-face style:name="Microsoft JhengHei" svg:font-family="'Microsoft JhengHe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柴幗馨</dc:creator>
    <dc:date>2020-10-09T11:42:37</dc:date>
    <meta:generator>LibreOffice/6.4.6.2$Linux_X86_64 LibreOffice_project/40$Build-2</meta:generator>
    <meta:document-statistic meta:table-count="1" meta:cell-count="100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